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changes between the two versions of assignment four are the graphs. The reason for the change is that I had to retroactively fix my broken Runge-Kutta Algorithms. For part one the programmed result was incorrect as the numerical result didn't exhibit the coservative property of the pendulum and instead had constant energy increase. The graphs with the pertubation of the time step were also wrong as the result for h=0.1 for the pendulum ended up being completely wrong even though there is an expected numerical bifur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itriy </meta:initial-creator>
    <meta:creation-date>2018-03-01T01:13:28.26</meta:creation-date>
    <meta:document-statistic meta:table-count="0" meta:image-count="0" meta:object-count="0" meta:page-count="1" meta:paragraph-count="1" meta:word-count="87" meta:character-count="530"/>
    <dc:date>2018-03-01T01:18:26.66</dc:date>
    <dc:creator>Dmitriy </dc:creator>
    <meta:editing-duration>PT5M1S</meta:editing-duration>
    <meta:editing-cycles>1</meta:editing-cycles>
    <meta:generator>OpenOffice/4.1.3$Win32 OpenOffice.org_project/413m1$Build-9783</meta:generator>
  </office:meta>
</office:document-meta>
</file>